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010" officeooo:paragraph-rsid="001e2010"/>
    </style:style>
    <style:style style:name="P2" style:family="paragraph" style:parent-style-name="Standard">
      <style:text-properties officeooo:rsid="001fb9d0" officeooo:paragraph-rsid="001fb9d0"/>
    </style:style>
    <style:style style:name="T1" style:family="text">
      <style:text-properties officeooo:rsid="00205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04-May-2015</text:p>
      <text:p text:style-name="P1"/>
      <text:p text:style-name="P1">-- Home page News slider</text:p>
      <text:p text:style-name="P1"><text:tab/>- Removed the additional padding on top.</text:p>
      <text:p text:style-name="P1"><text:tab/>- Increased the width of the slider</text:p>
      <text:p text:style-name="P1"><text:tab/>- Added a link at the bottom of the slider to go to the entire News list</text:p>
      <text:p text:style-name="P1"/>
      <text:p text:style-name="P1">– Home page logo</text:p>
      <text:p text:style-name="P1"><text:tab/>- Removed the padding on top of the logo.</text:p>
      <text:p text:style-name="P1"/>
      <text:p text:style-name="P1">– All News list page</text:p>
      <text:p text:style-name="P1"><text:tab/>– Edited this page to show a random image for now. Linked this page to the link from the home page (/ashwini/news/index)</text:p>
      <text:p text:style-name="P1"/>
      <text:p text:style-name="P1"/>
      <text:p text:style-name="P1">– Top nav bar -Undergradaute</text:p>
      <text:p text:style-name="P1"><text:tab/>– Reduced the number of items in the supermenu for Ugrad</text:p>
      <text:p text:style-name="P1"><text:tab/>– Designed new pages for all the main links in the Ugrad section<text:tab/></text:p>
      <text:p text:style-name="P1"><text:tab/>– Pages created are: ugrad: advising, prospective, options, programs, special programs</text:p>
      <text:p text:style-name="P1"/>
      <text:p text:style-name="P2"/>
      <text:p text:style-name="P2">07-May-2015</text:p>
      <text:p text:style-name="P2"/>
      <text:p text:style-name="P2">– Moved all files from /ashwini to /dev.sib</text:p>
      <text:p text:style-name="P2">– Collapsed super menu – Fixed the problem of dissapearing items when navigating from one to another without collapsing</text:p>
      <text:p text:style-name="P2">– Fixed the items in the supermenu</text:p>
      <text:p text:style-name="P2">– Added background image to supermenu</text:p>
      <text:p text:style-name="P2">– Created several controllers and views for the supermenu</text:p>
      <text:p text:style-name="P2">– <text:span text:style-name="T1">Problem: The sidebar does not expand in the collapsed view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5:17:33.068641796</meta:creation-date>
    <dc:date>2015-05-07T14:05:05.356325841</dc:date>
    <meta:editing-duration>P2DT22H47M31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20" meta:word-count="164" meta:character-count="983" meta:non-whitespace-character-count="816"/>
  </office:meta>
</office:document-meta>
</file>